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1fd0" officeooo:paragraph-rsid="00001fd0"/>
    </style:style>
    <style:style style:name="P2" style:family="paragraph" style:parent-style-name="Standard">
      <style:text-properties fo:font-size="16pt" style:text-underline-style="solid" style:text-underline-width="auto" style:text-underline-color="font-color" officeooo:rsid="00001fd0" officeooo:paragraph-rsid="00001fd0" style:font-size-asian="16pt" style:font-size-complex="16pt"/>
    </style:style>
    <style:style style:name="P3" style:family="paragraph" style:parent-style-name="Standard">
      <style:text-properties officeooo:rsid="00020275" officeooo:paragraph-rsid="00020275"/>
    </style:style>
    <style:style style:name="P4" style:family="paragraph" style:parent-style-name="Standard">
      <style:text-properties officeooo:rsid="000338f8" officeooo:paragraph-rsid="000338f8"/>
    </style:style>
    <style:style style:name="P5" style:family="paragraph" style:parent-style-name="Standard">
      <style:text-properties officeooo:rsid="0006e794" officeooo:paragraph-rsid="0006e794"/>
    </style:style>
    <style:style style:name="P6" style:family="paragraph" style:parent-style-name="Standard">
      <style:text-properties officeooo:rsid="000f03cf" officeooo:paragraph-rsid="000f03cf"/>
    </style:style>
    <style:style style:name="P7" style:family="paragraph" style:parent-style-name="Standard">
      <style:text-properties officeooo:rsid="001232cf" officeooo:paragraph-rsid="001232cf"/>
    </style:style>
    <style:style style:name="P8" style:family="paragraph" style:parent-style-name="Standard">
      <style:text-properties fo:font-style="italic" officeooo:rsid="0015fda1" officeooo:paragraph-rsid="0015fda1" style:font-style-asian="italic" style:font-style-complex="italic"/>
    </style:style>
    <style:style style:name="P9" style:family="paragraph" style:parent-style-name="Standard">
      <style:text-properties fo:font-style="normal" officeooo:rsid="0015fda1" officeooo:paragraph-rsid="0015fda1" style:font-style-asian="normal" style:font-style-complex="normal"/>
    </style:style>
    <style:style style:name="P10" style:family="paragraph" style:parent-style-name="Standard">
      <style:text-properties officeooo:rsid="0005a37d" officeooo:paragraph-rsid="00020275"/>
    </style:style>
    <style:style style:name="P11" style:family="paragraph" style:parent-style-name="Standard">
      <style:text-properties fo:font-weight="bold" officeooo:rsid="0023b819" officeooo:paragraph-rsid="0023b819" style:font-weight-asian="bold" style:font-weight-complex="bold"/>
    </style:style>
    <style:style style:name="P12" style:family="paragraph" style:parent-style-name="Standard">
      <style:text-properties fo:font-weight="normal" officeooo:rsid="0023b819" officeooo:paragraph-rsid="0023b819" style:font-weight-asian="normal" style:font-weight-complex="normal"/>
    </style:style>
    <style:style style:name="P13" style:family="paragraph" style:parent-style-name="Standard">
      <style:text-properties fo:font-size="14pt" fo:font-style="normal" style:text-underline-style="solid" style:text-underline-width="auto" style:text-underline-color="font-color" officeooo:rsid="00273d81" officeooo:paragraph-rsid="00273d81" style:font-size-asian="12.25pt" style:font-style-asian="normal" style:font-size-complex="14pt" style:font-style-complex="normal"/>
    </style:style>
    <style:style style:name="P14" style:family="paragraph" style:parent-style-name="Standard">
      <style:text-properties fo:font-size="14pt" fo:font-style="normal" style:text-underline-style="solid" style:text-underline-width="auto" style:text-underline-color="font-color" officeooo:rsid="0029c44c" officeooo:paragraph-rsid="0029c44c" style:font-size-asian="12.25pt" style:font-style-asian="normal" style:font-size-complex="14pt" style:font-style-complex="normal"/>
    </style:style>
    <style:style style:name="P15" style:family="paragraph" style:parent-style-name="Standard">
      <style:text-properties fo:font-size="14pt" fo:font-style="normal" style:text-underline-style="none" officeooo:rsid="00283099" officeooo:paragraph-rsid="00283099" style:font-size-asian="12.25pt" style:font-style-asian="normal" style:font-size-complex="14pt" style:font-style-complex="normal"/>
    </style:style>
    <style:style style:name="P16" style:family="paragraph" style:parent-style-name="Standard">
      <style:text-properties fo:font-size="14pt" fo:font-style="normal" style:text-underline-style="none" officeooo:rsid="0029c44c" officeooo:paragraph-rsid="0029c44c" style:font-size-asian="12.25pt" style:font-style-asian="normal" style:font-size-complex="14pt" style:font-style-complex="normal"/>
    </style:style>
    <style:style style:name="P17" style:family="paragraph" style:parent-style-name="Standard">
      <style:text-properties fo:font-size="14pt" fo:font-style="normal" style:text-underline-style="none" officeooo:rsid="0029ef69" officeooo:paragraph-rsid="0029ef69" style:font-size-asian="12.25pt" style:font-style-asian="normal" style:font-size-complex="14pt" style:font-style-complex="normal"/>
    </style:style>
    <style:style style:name="P18" style:family="paragraph" style:parent-style-name="Standard">
      <style:text-properties fo:font-size="14pt" fo:font-style="normal" style:text-underline-style="none" officeooo:rsid="002e33d3" officeooo:paragraph-rsid="002e33d3" style:font-size-asian="12.25pt" style:font-style-asian="normal" style:font-size-complex="14pt" style:font-style-complex="normal"/>
    </style:style>
    <style:style style:name="P19" style:family="paragraph" style:parent-style-name="Standard">
      <style:text-properties fo:font-size="14pt" fo:font-style="normal" style:text-underline-style="none" officeooo:rsid="0036f1fd" officeooo:paragraph-rsid="0036f1fd" style:font-size-asian="12.25pt" style:font-style-asian="normal" style:font-size-complex="14pt" style:font-style-complex="normal"/>
    </style:style>
    <style:style style:name="P20" style:family="paragraph" style:parent-style-name="Standard">
      <style:text-properties fo:font-size="14pt" fo:font-style="normal" style:text-underline-style="solid" style:text-underline-width="auto" style:text-underline-color="font-color" officeooo:rsid="002e33d3" officeooo:paragraph-rsid="002e33d3" style:font-size-asian="12.25pt" style:font-style-asian="normal" style:font-size-complex="14pt" style:font-style-complex="normal"/>
    </style:style>
    <style:style style:name="T1" style:family="text">
      <style:text-properties officeooo:rsid="0003dd5f"/>
    </style:style>
    <style:style style:name="T2" style:family="text">
      <style:text-properties officeooo:rsid="0006e794"/>
    </style:style>
    <style:style style:name="T3" style:family="text">
      <style:text-properties officeooo:rsid="0009d4df"/>
    </style:style>
    <style:style style:name="T4" style:family="text">
      <style:text-properties officeooo:rsid="000aeeb1"/>
    </style:style>
    <style:style style:name="T5" style:family="text">
      <style:text-properties officeooo:rsid="000caae1"/>
    </style:style>
    <style:style style:name="T6" style:family="text">
      <style:text-properties officeooo:rsid="000e6c40"/>
    </style:style>
    <style:style style:name="T7" style:family="text">
      <style:text-properties officeooo:rsid="00109b68"/>
    </style:style>
    <style:style style:name="T8" style:family="text">
      <style:text-properties officeooo:rsid="0012cde7"/>
    </style:style>
    <style:style style:name="T9" style:family="text">
      <style:text-properties fo:font-style="normal" style:font-style-asian="normal" style:font-style-complex="normal"/>
    </style:style>
    <style:style style:name="T10" style:family="text">
      <style:text-properties officeooo:rsid="002bb710"/>
    </style:style>
    <style:style style:name="T11" style:family="text">
      <style:text-properties officeooo:rsid="0031edb4"/>
    </style:style>
    <style:style style:name="T12" style:family="text">
      <style:text-properties officeooo:rsid="003755f3"/>
    </style:style>
    <style:style style:name="T13" style:family="text">
      <style:text-properties officeooo:rsid="00391f25"/>
    </style:style>
    <style:style style:name="T14" style:family="text">
      <style:text-properties officeooo:rsid="003927fc"/>
    </style:style>
    <style:style style:name="T15" style:family="text">
      <style:text-properties officeooo:rsid="003a3881"/>
    </style:style>
    <style:style style:name="T16" style:family="text">
      <style:text-properties officeooo:rsid="003ba5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lution Design <text:span text:style-name="T2">Ideation</text:span></text:p>
      <text:p text:style-name="P1"/>
      <text:p text:style-name="P1">2 Part program, prover and verifier. The prover will use a source and piece of data to prove to the verifier that the data came from that source, while the verifier will verify that the data came from that source. Throughout this verification process, the actual data is not transferred to the verifier, they are given a Zero-Knowledge non-interactive proof that can verify the data’s source.</text:p>
      <text:p text:style-name="P1"/>
      <text:p text:style-name="P3">Zero Knowledge Validation Protocol:</text:p>
      <text:p text:style-name="P3">Extra layer that can (theoretically) be added onto any network-layer protocol, it makes use of a decentralised proxy network to witness the data being transferred and timestamps it.</text:p>
      <text:p text:style-name="P3"/>
      <text:p text:style-name="P4">Ideally the solution is a signature that can be attached to the data to prove it’s origin to anybody who has access to the validat<text:span text:style-name="T1">ion</text:span> network.</text:p>
      <text:p text:style-name="P10"/>
      <text:p text:style-name="P5">The solution is decentralised application, you can add a data source from which a few peers will download the data and <text:span text:style-name="T5">check</text:span> it against <text:span text:style-name="T4">a common</text:span> <text:span text:style-name="T3">hashtable. </text:span><text:span text:style-name="T6">New data sources require verification, data sources which are updated will be checked by multiple peers.</text:span></text:p>
      <text:p text:style-name="P5"/>
      <text:p text:style-name="P11">Compatibility with SSL</text:p>
      <text:p text:style-name="P12">In order to meet the requirement of “no modification on the endpoint side” while making our solution compatible with existing cryptography standards, we have devised a method by which a website can make use of ARKChain. The website owner may use their private key to generate a ZKP – hash pair on ArkChain (per web certificate), any user can then take their public key and verify the integrity of the web page. This solution could be in the form of a browser extension.</text:p>
      <text:p text:style-name="P5"/>
      <text:p text:style-name="P5"/>
      <text:p text:style-name="P7">ZCASH CORRELATION IDEA</text:p>
      <text:p text:style-name="P6">Everybody has a private key like in Zcash, a private key correlates to a data source (instead of a wallet) and the ZKPs prove <text:span text:style-name="T7">the message digest</text:span> (instead of transactions).</text:p>
      <text:p text:style-name="P6"/>
      <text:p text:style-name="P6"><text:a xlink:type="simple" xlink:href="https://wiki.zechub.xyz/zcash-technology/zkp-zk-snarks" text:style-name="Internet_20_link" text:visited-style-name="Visited_20_Internet_20_Link">https://wiki.zechub.xyz/zcash-technology/zkp-zk-snarks</text:a></text:p>
      <text:p text:style-name="P6"/>
      <text:p text:style-name="P7">Therefore, an independent verifier can take the data (independently gathered) and generate a message digest, they then use the message digest and a ZKP to prove that data is <text:span text:style-name="T8">valid.</text:span></text:p>
      <text:p text:style-name="P7"/>
      <text:p text:style-name="P8">Can we integrate SSL pubkeys so that web traffic is accessible?</text:p>
      <text:p text:style-name="P8"/>
      <text:p text:style-name="P8"><text:a xlink:type="simple" xlink:href="https://medium.com/@boneh/using-zk-proofs-to-fight-disinformation-17e7d57fe52f" text:style-name="Internet_20_link" text:visited-style-name="Visited_20_Internet_20_Link"><text:span text:style-name="T9">https://medium.com/@boneh/using-zk-proofs-to-fight-disinformation-17e7d57fe52f</text:span></text:a><text:span text:style-name="T9"> </text:span></text:p>
      <text:p text:style-name="P9"/>
      <text:p text:style-name="P13">Implementation</text:p>
      <text:p text:style-name="P15">Using a combination of the openssl library, pysnarks and [blockchain library] we were able to implement an arkchain prototype that can facilitate a data consensus and verification algorithm between at least 3 independent computers.</text:p>
      <text:p text:style-name="P15"/>
      <text:p text:style-name="P14">Testing</text:p>
      <text:p text:style-name="P16">Our team has considered developing a browser extension that can check the site’s hash against the hashlist and the public key certificate against a matching ZKP to display a verification status. This would require a HTTPS server that can serve encrypted data along with adding the corresponding ZKP to the ledger.</text:p>
      <text:p text:style-name="P16"/>
      <text:p text:style-name="P16"><text:soft-page-break/>Short of a browser extension, this could also be done using simple-https.</text:p>
      <text:p text:style-name="P16"/>
      <text:p text:style-name="P14">Further work / if we get time</text:p>
      <text:p text:style-name="P16">Develop ‘bridges’ that act as integrations where a trusted party creates a private key on behalf of a data provider to produce ZKPs that allow verification.</text:p>
      <text:p text:style-name="P16">Develop a witness process where a number of bridges or proxies can directly monitor and confirm (through consensus) that data originated from a certain endpoint.</text:p>
      <text:p text:style-name="P16"/>
      <text:p text:style-name="P17">I would like a pretty green tick next to the site <text:span text:style-name="T10">or dataset.</text:span></text:p>
      <text:p text:style-name="P17"/>
      <text:p text:style-name="P17"/>
      <text:p text:style-name="P20">What’s next for ArkChain?</text:p>
      <text:p text:style-name="P18">Multi-party Computation</text:p>
      <text:p text:style-name="P18"><text:a xlink:type="simple" xlink:href="https://github.com/zcash/mpc" text:style-name="Internet_20_link" text:visited-style-name="Visited_20_Internet_20_Link">https://github.com/zcash/mpc</text:a></text:p>
      <text:p text:style-name="P18"><text:span text:style-name="T11">Use a decentralised computing system to g</text:span>enerate R1CS and other variables in the trusted setup in order to <text:span text:style-name="T11">decentralise security parameters.</text:span></text:p>
      <text:p text:style-name="P18"/>
      <text:p text:style-name="P19">Public Blockchain - Stakes</text:p>
      <text:p text:style-name="P19">Integrate with Zcash or Ethereum for a public blockchain to implement a staking function to introduce limitations on writing to the chain, <text:span text:style-name="T12">this is necessary for any public blockchain. Without this system, the chain can be written to infinitely by any participant making it vulnerable to DDOS </text:span><text:span text:style-name="T16">and bloat, without this feature it is not </text:span><text:span text:style-name="T15">fit for purpose. </text:span><text:span text:style-name="T16">Would require some form of blockchain / smart contract programming.</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8:39:11.428251516</meta:creation-date>
    <dc:date>2023-12-14T13:41:38.048265029</dc:date>
    <meta:editing-duration>PT6H13M16S</meta:editing-duration>
    <meta:editing-cycles>43</meta:editing-cycles>
    <meta:generator>LibreOffice/7.3.7.2$Linux_X86_64 LibreOffice_project/30$Build-2</meta:generator>
    <meta:document-statistic meta:table-count="0" meta:image-count="0" meta:object-count="0" meta:page-count="2" meta:paragraph-count="29" meta:word-count="601" meta:character-count="3799" meta:non-whitespace-character-count="3225"/>
  </office:meta>
</office:document-meta>
</file>